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5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9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.5pt" style:font-size-asian="12.5pt" style:font-size-complex="12.5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6</text:span> <text:span text:style-name="T1">miles in the last week</text:span></text:p>
      <text:list xml:id="list1983628649608487499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4"/>
      <text:p text:style-name="P24"><text:soft-page-break/><text:span text:style-name="T2">Sat 1/21/17 </text:span>5.25 miles</text:p>
      <text:p text:style-name="P25">I walked and ran out and back on hilly roads. <text:s/>I ran 4 x 1 mile with a ¼ mile walk before each mile and a ¼ mile walk at the end. <text:s/>The mile times averaged 9:17. <text:s/>The walking pace averaged 13:20/mile.</text:p>
      <text:p text:style-name="P25"/>
      <text:p text:style-name="P25">Sun 1/22/17 <text:s/><text:span text:style-name="T1">6.3 miles</text:span></text:p>
      <text:p text:style-name="P25">I walked and ran 6 miles on hilly roads. <text:s/>I walked about 0.2 miles at the beginning of each half mile and averaged about 12:00/mile. <text:s/>Then I warmed down with a 0.3 mile walk.</text:p>
      <text:p text:style-name="P25"/>
      <text:p text:style-name="P25">Mon 1/23/17 <text:span text:style-name="T1">5.5 miles</text:span></text:p>
      <text:p text:style-name="P25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5"/>
      <text:p text:style-name="P25">Tues 1/24/17 <text:s/><text:span text:style-name="T1">4.5 miles</text:span></text:p>
      <text:p text:style-name="P25">I warmed up with ½ mile jog to indoor track and 1 mile on the indoor track with no shoes in 10:28 and rested 3 minutes.</text:p>
      <text:p text:style-name="P25">I walked and ran 3 miles with shoes on. <text:s/>I walked 0.16 miles at the beginning of each ½ mile and averaged 11:37/mile. <text:s/>My walking pace was about 14:40/mile and my running pace was about 10:10/mile.</text:p>
      <text:p text:style-name="P25">Note: <text:s/>I think a good routine for the middle miles of a 50 miler (where the course is flat and I want to average about 12:00/mile) would be:</text:p>
      <text:list xml:id="list3477850135576746872" text:style-name="L2">
        <text:list-item>
          <text:p text:style-name="P29">Walk 0.15 miles at the beginning of each ½ mile and then run the remaining 0.35 miles.</text:p>
        </text:list-item>
        <text:list-item>
          <text:p text:style-name="P29">If I want to average about 12:00/mile, the walking pace should be close 14:45/mile and the running pace should be close to 10:45/mile.</text:p>
        </text:list-item>
        <text:list-item>
          <text:p text:style-name="P29">Check the above: <text:s/>0.15 x 14.75 + 0.35 x 10.75 = 6 minutes. <text:s/>i.e. 6 minutes per ½ mile</text:p>
        </text:list-item>
      </text:list>
      <text:p text:style-name="P25"/>
      <text:p text:style-name="P25">Wed 1/25/17 <text:s/><text:span text:style-name="T1">5.5 miles</text:span></text:p>
      <text:p text:style-name="P25">½ mile jog to the indoor track and rested 3 minutes</text:p>
      <text:p text:style-name="P25">I ran 3 miles on the track with no shoes with the last ½ mile in 3:54, splits: 8:55, 8:42, 8:07.</text:p>
      <text:p text:style-name="P25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5"/>
      <text:p text:style-name="P25">Thur 1/26/17 <text:s/><text:span text:style-name="T1">4.25 miles</text:span></text:p>
      <text:p text:style-name="P25">I ran 4.25 miles on the indoor track with Tiffany, Sharon and Jim. <text:s/>Included was a 1 mile run in 8:55 during which we all took turns leading for ¼ mile. <text:s/></text:p>
      <text:p text:style-name="P25"/>
      <text:p text:style-name="P25">Fri 1/27/17 <text:s/><text:span text:style-name="T1">5.8 miles</text:span></text:p>
      <text:p text:style-name="P25">I ran 1 mile on the indoor track with no shoes in 8:45 and rested 8 minutes.</text:p>
      <text:p text:style-name="P25">On a treadmill I ran 4 miles and averaged 8:30/mile. <text:s/>Warmed down with 0.8 miles</text:p>
      <text:p text:style-name="P25">Splits for the 4 mile run: 8:59, 8:41, 8:20, 8:00 <text:s/></text:p>
      <text:p text:style-name="P25"/>
      <text:p text:style-name="P24">37.2 miles in the last week</text:p>
      <text:p text:style-name="P25"/>
      <text:p text:style-name="P6"><text:soft-page-break/>Sat 1/28/17 <text:span text:style-name="T1">6 miles</text:span></text:p>
      <text:p text:style-name="P6">I mixed walking and running on the indoor track. <text:s/>My walking pace was about 14:45/mile and I walked a total of about 1.25 miles. <text:s/>My running pace was about 10:30/mile and I ran about 4.75 miles.</text:p>
      <text:p text:style-name="P6"/>
      <text:p text:style-name="P6">Sun 1/29/17 <text:s/><text:span text:style-name="T1">6 miles</text:span></text:p>
      <text:p text:style-name="P6">I walked an ran on the indoor track working on pacing for an ultra. See note on <text:span text:style-name="T7">1/24/17.</text:span></text:p>
      <text:p text:style-name="P6">1.5 miles running at about 10:25/mile</text:p>
      <text:p text:style-name="P6">3 miles of walking and running. <text:s/></text:p>
      <text:p text:style-name="P6"><text:tab/>I walked about 0.16 miles at the beginning of each ½ mile. <text:s/>My walking pace was about <text:tab/>14:40/ mile, running pace about 10:40/mile and overall pace <text:tab/>about 12:00/mile.</text:p>
      <text:p text:style-name="P6">1.5 miles running at about 10:45/mile</text:p>
      <text:p text:style-name="P6"/>
      <text:p text:style-name="P6">Mon 1/30/2017 <text:s/><text:span text:style-name="T1">5.5 miles</text:span></text:p>
      <text:p text:style-name="P6">I jogged ½ mile to the indoor track and rested 5 minutes. <text:s/></text:p>
      <text:p text:style-name="P6">On the track I ran 1 mile in 4:29 + 3:27 = 8:26 and rested 8 minutes.</text:p>
      <text:p text:style-name="P6">On a treadmill I ran 2.5 miles consisting of:</text:p>
      <text:p text:style-name="P6"><text:tab/>1 x 1 mile in 8:00 and 1 x 0.5 mile in 4:00, </text:p>
      <text:p text:style-name="P6"><text:tab/>½ mile jog between and ¼ mile warm up and warm down and rested 3 minutes. </text:p>
      <text:p text:style-name="P6">On the indoor track I walked and ran 1.5 miles. <text:s/>I walked about 0.16 miles at the beginning of each ½ mile and averaged 11:40/mile. </text:p>
      <text:p text:style-name="P6"/>
      <text:p text:style-name="P6">Tues <text:s/>1/31/2017 <text:s/>7.2<text:span text:style-name="T1">5 miles</text:span></text:p>
      <text:p text:style-name="P6">I jogged ½ mile to the indoor track and rested 5 minutes. <text:s/></text:p>
      <text:p text:style-name="P6">On the track I ran 2 miles in 9:18 + 8:26 = 17:45 and rested 8 minutes.</text:p>
      <text:p text:style-name="P6">On a treadmill I ran 3.25 miles with shoes consisting of:</text:p>
      <text:p text:style-name="P6"><text:tab/>3 miles: 8:58+8:17+7:39 = 24:54 or 8:18/mile</text:p>
      <text:p text:style-name="P6"><text:tab/>¼ mile warm down and rested 7 minutes. </text:p>
      <text:p text:style-name="P6">On the indoor track I walked and ran 1 mile in about 12 minutes. <text:s/>I walked about 0.16 miles at the beginning of each ½ mile.</text:p>
      <text:p text:style-name="P6">jogged ½ mile hom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31T13:04:55.27</dc:date>
    <dc:creator>James Lombardi</dc:creator>
    <meta:editing-duration>PT9H31M22S</meta:editing-duration>
    <meta:editing-cycles>53</meta:editing-cycles>
    <meta:document-statistic meta:table-count="0" meta:image-count="0" meta:object-count="0" meta:page-count="17" meta:paragraph-count="556" meta:word-count="6126" meta:character-count="30311"/>
  </office:meta>
</office:document-meta>
</file>